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text-properties style:font-name="Arial" officeooo:paragraph-rsid="0015a69c"/>
    </style:style>
    <style:style style:name="P2" style:family="paragraph" style:parent-style-name="Text_20_body">
      <style:paragraph-properties fo:margin-left="0cm" fo:margin-right="0cm" fo:margin-top="0cm" fo:margin-bottom="0.106cm" style:contextual-spacing="false" fo:text-indent="0cm" style:auto-text-indent="false" fo:padding="0cm" fo:border="none"/>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style>
    <style:style style:name="P4" style:family="paragraph" style:parent-style-name="Text_20_body">
      <style:paragraph-properties fo:margin-top="0cm" fo:margin-bottom="0.106cm" style:contextual-spacing="false" fo:padding="0cm" fo:border="none"/>
    </style:style>
    <style:style style:name="P5" style:family="paragraph" style:parent-style-name="Text_20_body">
      <style:paragraph-properties fo:margin-top="0cm" fo:margin-bottom="0.106cm" style:contextual-spacing="false" fo:padding="0cm" fo:border="none"/>
      <style:text-properties officeooo:paragraph-rsid="0015a69c"/>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86afa"/>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2">
      <style:text-properties officeooo:paragraph-rsid="001bfd54"/>
    </style:style>
    <style:style style:name="P10" style:family="paragraph" style:parent-style-name="Text_20_body" style:list-style-name="L1">
      <style:paragraph-properties fo:margin-top="0cm" fo:margin-bottom="0cm" style:contextual-spacing="false" fo:padding="0cm" fo:border="none"/>
    </style:style>
    <style:style style:name="P11" style:family="paragraph" style:parent-style-name="Text_20_body" style:list-style-name="L2">
      <style:paragraph-properties fo:margin-left="0cm" fo:margin-right="0cm" fo:margin-top="0cm" fo:margin-bottom="0.106cm" style:contextual-spacing="false" fo:text-indent="0cm" style:auto-text-indent="false" fo:padding="0cm" fo:border="none"/>
    </style:style>
    <style:style style:name="P12" style:family="paragraph" style:parent-style-name="Text_20_body" style:list-style-name="L3">
      <style:paragraph-properties fo:margin-top="0cm" fo:margin-bottom="0cm" style:contextual-spacing="false" fo:padding="0cm" fo:border="none"/>
    </style:style>
    <style:style style:name="P13" style:family="paragraph" style:parent-style-name="Text_20_body" style:list-style-name="L3">
      <style:paragraph-properties fo:margin-top="0cm" fo:margin-bottom="0cm" style:contextual-spacing="false" fo:padding="0cm" fo:border="none"/>
      <style:text-properties style:font-name="Arial"/>
    </style:style>
    <style:style style:name="P14" style:family="paragraph" style:parent-style-name="Text_20_body" style:list-style-name="L4">
      <style:paragraph-properties fo:margin-top="0cm" fo:margin-bottom="0cm" style:contextual-spacing="false" fo:padding="0cm" fo:border="none"/>
      <style:text-properties style:font-name="Arial"/>
    </style:style>
    <style:style style:name="P15" style:family="paragraph" style:parent-style-name="Text_20_body" style:list-style-name="L5">
      <style:paragraph-properties fo:margin-top="0cm" fo:margin-bottom="0cm" style:contextual-spacing="false" fo:padding="0cm" fo:border="none"/>
      <style:text-properties style:font-name="Arial"/>
    </style:style>
    <style:style style:name="P16" style:family="paragraph" style:parent-style-name="Text_20_body" style:list-style-name="L6">
      <style:paragraph-properties fo:margin-top="0cm" fo:margin-bottom="0cm" style:contextual-spacing="false" fo:padding="0cm" fo:border="none"/>
      <style:text-properties style:font-name="Arial"/>
    </style:style>
    <style:style style:name="P17" style:family="paragraph" style:parent-style-name="Text_20_body" style:list-style-name="L11">
      <style:paragraph-properties fo:margin-top="0cm" fo:margin-bottom="0cm" style:contextual-spacing="false" fo:padding="0cm" fo:border="none"/>
      <style:text-properties style:font-name="Arial" officeooo:paragraph-rsid="001bfd54"/>
    </style:style>
    <style:style style:name="P18" style:family="paragraph" style:parent-style-name="Text_20_body">
      <style:text-properties style:font-name="Arial" officeooo:rsid="001aa49e" officeooo:paragraph-rsid="001aa49e"/>
    </style:style>
    <style:style style:name="P19" style:family="paragraph" style:parent-style-name="Text_20_body" style:list-style-name="L11">
      <style:paragraph-properties fo:margin-top="0cm" fo:margin-bottom="0cm" style:contextual-spacing="false" fo:padding="0cm" fo:border="none"/>
      <style:text-properties style:font-name="Arial" officeooo:rsid="001bfd54" officeooo:paragraph-rsid="001bfd54"/>
    </style:style>
    <style:style style:name="P20" style:family="paragraph" style:parent-style-name="Text_20_body" style:list-style-name="L4">
      <style:paragraph-properties fo:margin-top="0cm" fo:margin-bottom="0cm" style:contextual-spacing="false" fo:padding="0cm" fo:border="none"/>
    </style:style>
    <style:style style:name="P21" style:family="paragraph" style:parent-style-name="Text_20_body" style:list-style-name="L6">
      <style:paragraph-properties fo:margin-top="0cm" fo:margin-bottom="0cm" style:contextual-spacing="false" fo:padding="0cm" fo:border="none"/>
    </style:style>
    <style:style style:name="P22" style:family="paragraph" style:parent-style-name="Text_20_body" style:list-style-name="L7">
      <style:paragraph-properties fo:margin-top="0cm" fo:margin-bottom="0cm" style:contextual-spacing="false" fo:padding="0cm" fo:border="none"/>
    </style:style>
    <style:style style:name="P23" style:family="paragraph" style:parent-style-name="Text_20_body" style:list-style-name="L8">
      <style:paragraph-properties fo:margin-top="0cm" fo:margin-bottom="0cm" style:contextual-spacing="false" fo:padding="0cm" fo:border="none"/>
    </style:style>
    <style:style style:name="P24" style:family="paragraph" style:parent-style-name="Text_20_body" style:list-style-name="L9">
      <style:paragraph-properties fo:margin-top="0cm" fo:margin-bottom="0cm" style:contextual-spacing="false" fo:padding="0cm" fo:border="none"/>
    </style:style>
    <style:style style:name="P25" style:family="paragraph" style:parent-style-name="Text_20_body" style:list-style-name="L10">
      <style:paragraph-properties fo:margin-top="0cm" fo:margin-bottom="0cm" style:contextual-spacing="false" fo:padding="0cm" fo:border="none"/>
    </style:style>
    <style:style style:name="P26" style:family="paragraph" style:parent-style-name="Text_20_body" style:list-style-name="L12"/>
    <style:style style:name="P27" style:family="paragraph" style:parent-style-name="Text_20_body" style:list-style-name="L8">
      <style:paragraph-properties fo:margin-top="0cm" fo:margin-bottom="0cm" style:contextual-spacing="false" fo:padding="0cm" fo:border="none"/>
      <style:text-properties officeooo:rsid="001aa49e" officeooo:paragraph-rsid="001aa49e"/>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paragraph-properties fo:margin-top="0cm" fo:margin-bottom="0cm" style:contextual-spacing="false" fo:padding="0cm" fo:border="none"/>
      <style:text-properties officeooo:rsid="001bfd54" officeooo:paragraph-rsid="001bfd54"/>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officeooo:rsid="001bfd54" officeooo:paragraph-rsid="001bfd54"/>
    </style:style>
    <style:style style:name="P31" style:family="paragraph" style:parent-style-name="Text_20_body">
      <style:text-properties officeooo:rsid="001bfd54" officeooo:paragraph-rsid="001bfd54"/>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bfd54"/>
    </style:style>
    <style:style style:name="P33" style:family="paragraph" style:parent-style-name="Text_20_body">
      <style:text-properties fo:font-weight="bold" officeooo:rsid="001bfd54" officeooo:paragraph-rsid="001bfd54" style:font-weight-asian="bold" style:font-weight-complex="bold"/>
    </style:style>
    <style:style style:name="T1" style:family="text">
      <style:text-properties style:font-name="Arial"/>
    </style:style>
    <style:style style:name="T2" style:family="text">
      <style:text-properties style:font-name="Arial" officeooo:rsid="00186afa"/>
    </style:style>
    <style:style style:name="T3" style:family="text">
      <style:text-properties style:font-name="Arial" fo:font-weight="normal" style:font-weight-asian="normal" style:font-weight-complex="normal"/>
    </style:style>
    <style:style style:name="T4" style:family="text">
      <style:text-properties style:font-name="Arial" officeooo:rsid="001aa49e"/>
    </style:style>
    <style:style style:name="T5" style:family="text">
      <style:text-properties style:font-name="Arial" officeooo:rsid="001bfd54"/>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186afa" style:font-weight-asian="bold" style:font-weight-complex="bold"/>
    </style:style>
    <style:style style:name="T8" style:family="text">
      <style:text-properties officeooo:rsid="0015a69c"/>
    </style:style>
    <style:style style:name="T9" style:family="text">
      <style:text-properties officeooo:rsid="00186afa"/>
    </style:style>
    <style:style style:name="T10" style:family="text">
      <style:text-properties officeooo:rsid="001bfd54"/>
    </style:style>
    <style:style style:name="T11" style:family="text">
      <style:text-properties fo:font-weight="normal" style:font-weight-asian="normal" style:font-weight-complex="normal"/>
    </style:style>
    <style:style style:name="T12" style:family="text">
      <style:text-properties fo:color="#2aacb8" loext:opacity="100%" style:font-name="JetBrains Mono" fo:font-size="10pt" fo:font-style="normal" fo:font-weight="normal" style:font-size-asian="10pt" style:font-style-asian="normal" style:font-weight-asian="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ielanleitung: <text:span text:style-name="T8">Transporter</text:span> <text:span text:style-name="T8">Spiel</text:span></text:h>
      <text:p text:style-name="P1">Das Ziel des Spiels ist es, Erz mit einem Transporter von der Mine zur Entladestation zu bringen, während du Treibstoff managst, einem Helikopter ausweichst und das vorgegebene Erzziel erreichst. Hier sind die wichtigsten Interaktionen und Spielmechaniken:</text:p>
      <text:h text:style-name="Heading_20_2" text:outline-level="2"><text:span text:style-name="Strong_20_Emphasis">Steuerung des Transporters</text:span></text:h>
      <text:p text:style-name="P4"><text:span text:style-name="Strong_20_Emphasis"><text:span text:style-name="T1">Lenken</text:span></text:span><text:span text:style-name="T1">:</text:span></text:p>
      <text:list text:style-name="L1">
        <text:list-item>
          <text:p text:style-name="P10"><text:span text:style-name="Strong_20_Emphasis"><text:span text:style-name="T1">A-Taste</text:span></text:span><text:span text:style-name="T1">: Nach </text:span><text:span text:style-name="Strong_20_Emphasis"><text:span text:style-name="T1">links </text:span></text:span><text:span text:style-name="T1">lenken.</text:span></text:p>
        </text:list-item>
        <text:list-item>
          <text:p text:style-name="P10"><text:span text:style-name="Strong_20_Emphasis"><text:span text:style-name="T1">D-Taste</text:span></text:span><text:span text:style-name="T1">: Nach </text:span><text:span text:style-name="Strong_20_Emphasis"><text:span text:style-name="T1">rechts </text:span></text:span><text:span text:style-name="T1">lenken.</text:span></text:p>
        </text:list-item>
      </text:list>
      <text:p text:style-name="P5"><text:span text:style-name="Strong_20_Emphasis"><text:span text:style-name="T1">Geschwindigkeit</text:span></text:span><text:span text:style-name="T1">:</text:span></text:p>
      <text:list text:continue-numbering="true" text:style-name="L1">
        <text:list-item>
          <text:p text:style-name="P10"><text:span text:style-name="Strong_20_Emphasis"><text:span text:style-name="T1">W-Taste</text:span></text:span><text:span text:style-name="T1">: Beschleunigen.</text:span></text:p>
        </text:list-item>
        <text:list-item>
          <text:p text:style-name="P10"><text:span text:style-name="Strong_20_Emphasis"><text:span text:style-name="T1">S-Taste</text:span></text:span><text:span text:style-name="T1">: Bremsen/Abbremsen.</text:span></text:p>
        </text:list-item>
      </text:list>
      <text:h text:style-name="Heading_20_2" text:outline-level="2"><text:span text:style-name="Strong_20_Emphasis">Interaktionen mit der Umgebung</text:span></text:h>
      <text:list xml:id="list2094243624" text:style-name="L2">
        <text:list-item>
          <text:p text:style-name="P11"><text:span text:style-name="Strong_20_Emphasis"><text:span text:style-name="T1">Tankstelle (Mittig auf der Karte)</text:span></text:span><text:span text:style-name="T1">:</text:span></text:p>
        </text:list-item>
      </text:list>
      <text:list text:style-name="L3">
        <text:list-item>
          <text:p text:style-name="P12"><text:span text:style-name="T1">Fahre in die Tankstelle, um automatisch </text:span><text:span text:style-name="Strong_20_Emphasis"><text:span text:style-name="T1">Treibstoff nachzutanken</text:span></text:span><text:span text:style-name="T1">.</text:span></text:p>
        </text:list-item>
        <text:list-item>
          <text:p text:style-name="P13">Der Treibstoffverbrauch <text:span text:style-name="T9">kann zu Spielbeginn konfiguriert werden</text:span>.</text:p>
        </text:list-item>
      </text:list>
      <text:list xml:id="list212159077772715" text:continue-list="list2094243624" text:style-name="L2">
        <text:list-item>
          <text:p text:style-name="P11"><text:span text:style-name="Strong_20_Emphasis"><text:span text:style-name="T1">Erzmine (Links auf der Karte)</text:span></text:span><text:span text:style-name="T1">:</text:span></text:p>
        </text:list-item>
      </text:list>
      <text:list text:style-name="L4">
        <text:list-item>
          <text:p text:style-name="P20"><text:span text:style-name="T1">Fahre in die Mine </text:span><text:span text:style-name="T2">um Erz zu laden</text:span></text:p>
        </text:list-item>
        <text:list-item>
          <text:p text:style-name="P14">Die Mine hat begrenztes Erz (abhängig vom Schwierigkeitsgrad).</text:p>
        </text:list-item>
      </text:list>
      <text:list xml:id="list212159238994592" text:continue-list="list212159077772715" text:style-name="L2">
        <text:list-item>
          <text:p text:style-name="P11"><text:span text:style-name="Strong_20_Emphasis"><text:span text:style-name="T1">Entladestation (Rechts auf der Karte)</text:span></text:span><text:span text:style-name="T1">:</text:span></text:p>
        </text:list-item>
      </text:list>
      <text:list text:style-name="L5">
        <text:list-item>
          <text:p text:style-name="P15">Fahre in die Station, um das geladene Erz abzuliefern.</text:p>
        </text:list-item>
        <text:list-item>
          <text:p text:style-name="P15">Das abgelieferte Erz zählt zum Spielziel.</text:p>
        </text:list-item>
      </text:list>
      <text:list text:continue-list="list212159238994592" text:style-name="L2">
        <text:list-item>
          <text:p text:style-name="P11"><text:span text:style-name="Strong_20_Emphasis"><text:span text:style-name="T1">Helikopter</text:span></text:span><text:span text:style-name="T1">:</text:span></text:p>
        </text:list-item>
      </text:list>
      <text:list text:style-name="L6">
        <text:list-item>
          <text:p text:style-name="P21"><text:span text:style-name="T1">Der Helikopter verfolgt den Transporter und </text:span><text:span text:style-name="Strong_20_Emphasis"><text:span text:style-name="T1">stiehlt Erz</text:span></text:span><text:span text:style-name="T1">, wenn er ihn einholt.</text:span></text:p>
        </text:list-item>
        <text:list-item>
          <text:p text:style-name="P16">Vermeide Kollisionen, indem du schnell fährst <text:span text:style-name="T10">und</text:span> ausweichst!</text:p>
        </text:list-item>
      </text:list>
      <text:h text:style-name="Heading_20_2" text:outline-level="2"><text:span text:style-name="Strong_20_Emphasis">Menü- und Pausensteuerung</text:span></text:h>
      <text:p text:style-name="P2"><text:span text:style-name="Strong_20_Emphasis"><text:span text:style-name="T1">ESC-Taste</text:span></text:span><text:span text:style-name="T1">: Pausiert das Spiel und öffnet/</text:span><text:span text:style-name="T5">schließt</text:span><text:span text:style-name="T1"> das Menü.</text:span></text:p>
      <text:list text:style-name="L7">
        <text:list-item>
          <text:p text:style-name="P22"><text:span text:style-name="Strong_20_Emphasis"><text:span text:style-name="T1">R</text:span></text:span><text:span text:style-name="T1">: Spiel </text:span><text:span text:style-name="Strong_20_Emphasis"><text:span text:style-name="T1">neustarten</text:span></text:span><text:span text:style-name="T1">.</text:span></text:p>
        </text:list-item>
        <text:list-item>
          <text:p text:style-name="P22"><text:span text:style-name="Strong_20_Emphasis"><text:span text:style-name="T1">Q</text:span></text:span><text:span text:style-name="T1">: Spiel </text:span><text:span text:style-name="Strong_20_Emphasis"><text:span text:style-name="T1">beenden</text:span></text:span><text:span text:style-name="T1">.</text:span></text:p>
        </text:list-item>
      </text:list>
      <text:p text:style-name="P2"><text:span text:style-name="Strong_20_Emphasis"><text:span text:style-name="T1">Schwierigkeitsauswahl </text:span></text:span><text:span text:style-name="T1">zu Spielbeginn:</text:span></text:p>
      <text:list text:style-name="L8">
        <text:list-item>
          <text:p text:style-name="P23"><text:span text:style-name="T1">Passe Parameter wie </text:span><text:span text:style-name="Emphasis"><text:span text:style-name="T1">Gesamterz</text:span></text:span><text:span text:style-name="T1">, </text:span><text:span text:style-name="Emphasis"><text:span text:style-name="T1">Treibstoffverbrauch </text:span></text:span><text:span text:style-name="T1">und </text:span><text:span text:style-name="Emphasis"><text:span text:style-name="T1">Geschwindigkeiten </text:span></text:span><text:span text:style-name="T1">an.</text:span></text:p>
        </text:list-item>
        <text:list-item>
          <text:p text:style-name="P27"><text:span text:style-name="T1">Die Steuerung wird in den meisten Menüs direkt im Menü angezeigt.</text:span></text:p>
        </text:list-item>
      </text:list>
      <text:h text:style-name="P7" text:outline-level="2"><text:span text:style-name="Strong_20_Emphasis"/></text:h>
      <text:h text:style-name="P8" text:outline-level="2"><text:span text:style-name="Strong_20_Emphasis">HUD-Informationen</text:span></text:h>
      <text:h text:style-name="Heading_20_3" text:outline-level="3"><text:span text:style-name="Strong_20_Emphasis">Oben:</text:span></text:h>
      <text:p text:style-name="P32"><text:span text:style-name="Strong_20_Emphasis"><text:span text:style-name="T1">Treibstoffstand</text:span></text:span><text:span text:style-name="T1">: Zeigt den verbleibenden Treibstoff des Transporters.</text:span></text:p>
      <text:p text:style-name="P32"><text:span text:style-name="Strong_20_Emphasis"><text:span text:style-name="T1">Geladenes Erz</text:span></text:span><text:span text:style-name="Strong_20_Emphasis"><text:span text:style-name="T3">: Aktuelle Menge im Transporter.</text:span></text:span></text:p>
      <text:h text:style-name="Heading_20_3" text:outline-level="3"><text:span text:style-name="Strong_20_Emphasis">Links:</text:span></text:h>
      <text:p text:style-name="P6"><text:span text:style-name="Strong_20_Emphasis"><text:span text:style-name="T1">Fortschrittsbalken</text:span></text:span><text:span text:style-name="Strong_20_Emphasis"><text:span text:style-name="T3">: Wie viel Erz bereits zum Ziel geliefert wurde.</text:span></text:span></text:p>
      <text:p text:style-name="P29"><text:span text:style-name="T7">G</text:span><text:span text:style-name="T6">estohlenes Erz</text:span><text:span text:style-name="T3">: </text:span><text:span text:style-name="T1">Zeit die Menge des vom Helikopter Gestohlenen Erz</text:span></text:p>
      <text:p text:style-name="P32"><text:span text:style-name="Strong_20_Emphasis"><text:span text:style-name="T1">Geladenes Erz</text:span></text:span><text:span text:style-name="Strong_20_Emphasis"><text:span text:style-name="T3">: Aktuelle Menge im Transporter.</text:span></text:span></text:p>
      <text:p text:style-name="P2"><text:span text:style-name="Strong_20_Emphasis"><text:span text:style-name="T1">Helikopter-Status</text:span></text:span><text:span text:style-name="T1">:</text:span></text:p>
      <text:list text:style-name="L9">
        <text:list-item>
          <text:p text:style-name="P24"><text:span text:style-name="Emphasis"><text:span text:style-name="T2">„</text:span></text:span><text:span text:style-name="Emphasis"><text:span text:style-name="T4">Atacking</text:span></text:span><text:span text:style-name="Emphasis"><text:span text:style-name="T2">“</text:span></text:span><text:span text:style-name="T1">: Der Helikopter verfolgt </text:span><text:span text:style-name="T2">den Spieler</text:span></text:p>
        </text:list-item>
        <text:list-item>
          <text:p text:style-name="P24"><text:span text:style-name="T2">„Escaping“: Der Helikopter flieht mit gestohlenem Erz</text:span></text:p>
        </text:list-item>
        <text:list-item>
          <text:p text:style-name="P24"><text:span text:style-name="Emphasis"><text:span text:style-name="T1">„</text:span></text:span><text:span text:style-name="Emphasis"><text:span text:style-name="T4">Waiting</text:span></text:span><text:span text:style-name="Emphasis"><text:span text:style-name="T1">“</text:span></text:span><text:span text:style-name="T1">: Der Helikopter </text:span><text:span text:style-name="T2">ist nicht aktiv und wartet außerhalb des Sichtfelds</text:span></text:p>
        </text:list-item>
      </text:list>
      <text:p text:style-name="P29"><text:span text:style-name="T1"/></text:p>
      <text:p text:style-name="P3"><text:span text:style-name="Strong_20_Emphasis"><text:span text:style-name="T1">Verbleibendes Erz in der Mine</text:span></text:span><text:span text:style-name="T1">: Zeigt, wie viel noch abgebaut werden kann.</text:span></text:p>
      <text:p text:style-name="P30"><text:span text:style-name="T6">Transporter Geschwindigkeit</text:span><text:span text:style-name="T3">:</text:span><text:span text:style-name="T1"> aktuelle Geschwindigkeit des Transporters</text:span></text:p>
      <text:p text:style-name="P3"><text:span text:style-name="T1"/></text:p>
      <text:h text:style-name="Heading_20_2" text:outline-level="2"><text:span text:style-name="Strong_20_Emphasis">Spielziel und Strategie</text:span></text:h>
      <text:list text:style-name="L10">
        <text:list-item>
          <text:p text:style-name="P25"><text:span text:style-name="Strong_20_Emphasis"><text:span text:style-name="T1">Gewinnen</text:span></text:span><text:span text:style-name="T1">: Erreiche das vorgegebene Erzziel (siehe HUD).</text:span></text:p>
        </text:list-item>
        <text:list-item>
          <text:p text:style-name="P25"><text:span text:style-name="Strong_20_Emphasis"><text:span text:style-name="T1">Verlieren</text:span></text:span><text:span text:style-name="T1">: Wenn </text:span><text:span text:style-name="T2">der Treibstoff leer ist </text:span><text:span text:style-name="T1">oder der Helikopter zu viel Erz stiehlt, </text:span><text:span text:style-name="T2">also das Erzziel nicht mehr erreichbar ist.</text:span></text:p>
        </text:list-item>
      </text:list>
      <text:p text:style-name="P4"><text:span text:style-name="Strong_20_Emphasis"><text:span text:style-name="T1">Tipps</text:span></text:span><text:span text:style-name="T1">:</text:span></text:p>
      <text:list text:style-name="L11">
        <text:list-item>
          <text:p text:style-name="P19">Der Helikopter kann in den Standardeinstellungen weniger Erz tragen als der Transporter</text:p>
        </text:list-item>
        <text:list-item>
          <text:p text:style-name="P17"><text:span text:style-name="T10">Der Helikopter hat einen recht großen Wenderadius.</text:span></text:p>
        </text:list-item>
      </text:list>
      <text:h text:style-name="P9" text:outline-level="2" text:is-list-header="true">Spieleinstellungen</text:h>
      <text:p text:style-name="P33">Gesamt Erz: <text:span text:style-name="T11">Insgesamt verfügbares Erz</text:span></text:p>
      <text:p text:style-name="P33">Prozentsatz:<text:span text:style-name="T11">Prozentsatz des verfügbaren Erz der gesammelt werden muss</text:span></text:p>
      <text:p text:style-name="P33">Transporter Kapazität: <text:span text:style-name="T11">Menge an Erz welches der Transporter transportieren kann</text:span></text:p>
      <text:p text:style-name="P33">Treibstoffverbrauch:<text:span text:style-name="T11"> Treibstoffverbrauch des Transporters</text:span></text:p>
      <text:p text:style-name="P33">Maximale Geschwindigkeit Helikopter und Transporter:</text:p>
      <text:p text:style-name="P31">Maximale Geschwindigkeit des Helikopters bzw. Transportes</text:p>
      <text:p text:style-name="P31"/>
      <text:h text:style-name="P8" text:outline-level="2"><text:span text:style-name="T10">Erweiterte </text:span>Spieleinstellungen</text:h>
      <text:p text:style-name="P18">Es kann nicht für die Funktion der Software nach der Veränderung dieser garantiert werden. In Config.json hinterlegt.</text:p>
      <text:list text:style-name="L12">
        <text:list-item>
          <text:p text:style-name="P26"><text:span text:style-name="Strong_20_Emphasis">FPS:</text:span> Bildrate des Spiels (Standard: 60 Bilder pro Sekunde).</text:p>
        </text:list-item>
        <text:list-item>
          <text:p text:style-name="P26"><text:span text:style-name="Strong_20_Emphasis">Schwierigkeitsauswahl:</text:span> Ermöglicht die Wahl zwischen verschiedenen Schwierigkeitsgraden vor Spielbeginn.</text:p>
        </text:list-item>
        <text:list-item>
          <text:p text:style-name="P26"><text:span text:style-name="Strong_20_Emphasis">Fehler- &amp; Endnachrichten:</text:span> Texte und Farben für Hinweise bei Fehlern oder nach Spielende.</text:p>
        </text:list-item>
        <text:list-item>
          <text:p text:style-name="P26"><text:span text:style-name="Strong_20_Emphasis">Spielparameter:</text:span></text:p>
          <text:list>
            <text:list-item>
              <text:p text:style-name="P26"><text:span text:style-name="Strong_20_Emphasis">Erzmenge &amp; Ziel:</text:span> Gesamtmenge an Erz und wie viel gesammelt werden muss.</text:p>
            </text:list-item>
            <text:list-item>
              <text:p text:style-name="P26"><text:span text:style-name="Strong_20_Emphasis">Transporter &amp; Helikopter:</text:span> Kapazität, Geschwindigkeit und Treibstoffverbrauch.</text:p>
            </text:list-item>
            <text:list-item>
              <text:p text:style-name="P26"><text:span text:style-name="Strong_20_Emphasis">Minen &amp; Tankstellen:</text:span> Geschwindigkeit beim Übertragen von Erz bzw. Treibstoff.</text:p>
            </text:list-item>
          </text:list>
        </text:list-item>
        <text:list-item>
          <text:p text:style-name="P26"><text:span text:style-name="Strong_20_Emphasis">Bildschirmgrößen:</text:span> Unterstützung für kleine (1280x720) und große (1920x1080) Displays mit angepassten Schriftgrößen und HUD-Elemente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09:55:21.741000000</meta:creation-date>
    <dc:date>2025-05-19T21:21:58.492000000</dc:date>
    <meta:editing-duration>PT42M5S</meta:editing-duration>
    <meta:editing-cycles>5</meta:editing-cycles>
    <meta:generator>LibreOffice/7.6.2.1$Windows_X86_64 LibreOffice_project/56f7684011345957bbf33a7ee678afaf4d2ba333</meta:generator>
    <meta:document-statistic meta:table-count="0" meta:image-count="0" meta:object-count="0" meta:page-count="3" meta:paragraph-count="66" meta:word-count="483" meta:character-count="3520" meta:non-whitespace-character-count="3138"/>
  </office:meta>
</office:document-meta>
</file>